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M. G. Lam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ly 3, 1888</text:p>
      <text:p text:style-name="P4">Month<text:tab/><text:tab/><text:tab/><text:tab/><text:tab/><text:tab/>July</text:p>
      <text:p text:style-name="P4">Year<text:tab/><text:tab/><text:tab/><text:tab/><text:tab/><text:tab/>1888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Mr M. G. Lam/</text:p>
      <text:p text:style-name="P2">819 South St/ City/</text:p>
      <text:p text:style-name="P2"/>
      <text:p text:style-name="P2">[Page 2]</text:p>
      <text:p text:style-name="P2">Dear Lam/</text:p>
      <text:p text:style-name="P2"><text:tab/>Owing to the/ state of the weather, I/ was unable to be at the/ school. <text:s/>I am sorry to have/ disappointed the children./ <text:s/>Ask them to come on Thurs-/day at 4 p.m. <text:s/>I hope/ I shall feel well enough/ to come./ <text:s/>Yours truly/ S Morais/</text:p>
      <text:p text:style-name="P2">July 3. 88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3:06:38.35</meta:creation-date>
    <dc:date>2012-01-05T13:11:55.95</dc:date>
    <dc:creator>Penn Libraries</dc:creator>
    <meta:editing-duration>PT00H05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28" meta:character-count="1557"/>
  </office:meta>
</office:document-meta>
</file>